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39bd" officeooo:paragraph-rsid="000e39bd"/>
    </style:style>
    <style:style style:name="P2" style:family="paragraph" style:parent-style-name="Standard" style:list-style-name="L1">
      <style:text-properties officeooo:rsid="000e39bd" officeooo:paragraph-rsid="000e39bd"/>
    </style:style>
    <style:style style:name="P3" style:family="paragraph" style:parent-style-name="Standard" style:list-style-name="L1">
      <style:text-properties officeooo:rsid="000e39bd" officeooo:paragraph-rsid="00102c0f"/>
    </style:style>
    <style:style style:name="P4" style:family="paragraph" style:parent-style-name="Standard" style:list-style-name="L2">
      <style:text-properties officeooo:rsid="000e39bd" officeooo:paragraph-rsid="000e39bd"/>
    </style:style>
    <style:style style:name="P5" style:family="paragraph" style:parent-style-name="Standard" style:list-style-name="L2">
      <style:text-properties officeooo:rsid="000eec7a" officeooo:paragraph-rsid="000eec7a"/>
    </style:style>
    <style:style style:name="P6" style:family="paragraph" style:parent-style-name="Standard" style:list-style-name="L2">
      <style:text-properties fo:font-weight="bold" officeooo:rsid="000eec7a" officeooo:paragraph-rsid="000eec7a" style:font-weight-asian="bold" style:font-weight-complex="bold"/>
    </style:style>
    <style:style style:name="P7" style:family="paragraph" style:parent-style-name="Standard" style:list-style-name="L2">
      <style:text-properties fo:font-weight="bold" officeooo:rsid="000e39bd" officeooo:paragraph-rsid="000e39bd" style:font-weight-asian="bold" style:font-weight-complex="bold"/>
    </style:style>
    <style:style style:name="T1" style:family="text">
      <style:text-properties officeooo:rsid="000eec7a"/>
    </style:style>
    <style:style style:name="T2" style:family="text">
      <style:text-properties officeooo:rsid="001140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tschaft:</text:p>
      <text:p text:style-name="P1"/>
      <text:p text:style-name="P1">Sammeln:</text:p>
      <text:list xml:id="list189579920" text:style-name="L1">
        <text:list-item>
          <text:p text:style-name="P2"><text:tab/>Beeren <text:span text:style-name="T2">(spawner)</text:span></text:p>
        </text:list-item>
        <text:list-item>
          <text:p text:style-name="P2">Holz (Wald) <text:span text:style-name="T2">(spawner)</text:span></text:p>
        </text:list-item>
        <text:list-item>
          <text:p text:style-name="P3">(Fischen)</text:p>
        </text:list-item>
        <text:list-item>
          <text:p text:style-name="P2">Waren Händer nimmt die Sachen an, für den gleichen Preis</text:p>
        </text:list-item>
      </text:list>
      <text:p text:style-name="P1"/>
      <text:p text:style-name="P1">Quests:</text:p>
      <text:list xml:id="list739661435" text:style-name="L2">
        <text:list-item>
          <text:p text:style-name="P7">Kuhstall ausmisten</text:p>
        </text:list-item>
        <text:list-item>
          <text:p text:style-name="P7">Zeitung austragen</text:p>
        </text:list-item>
        <text:list-item>
          <text:p text:style-name="P7">Kräuter Sammeln für Hexe</text:p>
        </text:list-item>
        <text:list-item>
          <text:p text:style-name="P7">Im Dorfladen was besorgen <text:span text:style-name="T1">für zum Beispiel die Omi</text:span></text:p>
        </text:list-item>
        <text:list-item>
          <text:p text:style-name="P7">Unkraut im Garten machen</text:p>
        </text:list-item>
        <text:list-item>
          <text:p text:style-name="P7">Dorfplatz kehren</text:p>
        </text:list-item>
        <text:list-item>
          <text:p text:style-name="P4">Gras anbieten <text:span text:style-name="T1">vom </text:span>Schmuggler <text:span text:style-name="T1">an Omi, Bahnhof, Familie B, Hexe, </text:span></text:p>
        </text:list-item>
        <text:list-item>
          <text:p text:style-name="P7">Essen im Gasthaus holen <text:span text:style-name="T1">für Omi</text:span></text:p>
        </text:list-item>
        <text:list-item>
          <text:p text:style-name="P6">Japanisches Messer vom Gasthaus suchen</text:p>
        </text:list-item>
        <text:list-item>
          <text:p text:style-name="P6">Kind hat sein Ball verloren</text:p>
        </text:list-item>
        <text:list-item>
          <text:p text:style-name="P6">Pfanne im Gahsthaus verloren</text:p>
        </text:list-item>
        <text:list-item>
          <text:p text:style-name="P6">Papiere zum Rathaus bringen</text:p>
        </text:list-item>
        <text:list-item>
          <text:p text:style-name="P5">Dorf Beet anpflanz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7:41:49.820172934</meta:creation-date>
    <dc:date>2020-03-24T19:42:19.024405168</dc:date>
    <meta:editing-duration>PT1H9M12S</meta:editing-duration>
    <meta:editing-cycles>1</meta:editing-cycles>
    <meta:document-statistic meta:table-count="0" meta:image-count="0" meta:object-count="0" meta:page-count="1" meta:paragraph-count="20" meta:word-count="96" meta:character-count="529" meta:non-whitespace-character-count="468"/>
    <meta:generator>LibreOffice/6.0.7.3$Linux_X86_64 LibreOffice_project/00m0$Build-3</meta:generator>
  </office:meta>
</office:document-meta>
</file>